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rebuchet MS" svg:font-family="Trebuchet MS" style:font-family-generic="swiss" style:font-pitch="variable" svg:panose-1="2 11 6 3 2 2 2 2 2 4"/>
    <style:font-face style:name="STXinwei" svg:font-family="STXinwei" style:font-family-generic="roman"/>
    <style:font-face style:name="Tahoma" svg:font-family="Tahoma" style:font-family-generic="swiss" style:font-pitch="variable" svg:panose-1="2 11 6 4 3 5 4 4 2 4"/>
    <style:font-face style:name="FZYaoTi" svg:font-family="FZYaoTi" style:font-family-generic="roman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2" style:parent-style-name="Heading2" style:family="paragraph">
      <style:paragraph-properties fo:margin-top="0.25in"/>
    </style:style>
    <style:style style:name="P3" style:parent-style-name="Normal" style:family="paragraph">
      <style:paragraph-properties fo:margin-top="0.1666in" fo:margin-bottom="0in" fo:text-indent="0.4923in"/>
    </style:style>
    <style:style style:name="P4" style:parent-style-name="Heading2" style:family="paragraph">
      <style:paragraph-properties fo:margin-bottom="0.5in"/>
    </style:style>
  </office:automatic-styles>
  <office:body>
    <office:text text:use-soft-page-breaks="true">
      <text:p text:style-name="P1">Project Plan</text:p>
      <text:h text:style-name="Heading1" text:outline-level="1">Project Statement</text:h>
      <text:h text:style-name="P2" text:outline-level="2">Formal Client</text:h>
      <text:p text:style-name="P3">Keri Hersic</text:p>
      <text:h text:style-name="Heading2" text:outline-level="2">Project Leader</text:h>
      <text:h text:style-name="Heading2" text:outline-level="2">Current Situation</text:h>
      <text:h text:style-name="Heading2" text:outline-level="2">Project Justification</text:h>
      <text:h text:style-name="Heading2" text:outline-level="2">Project Product</text:h>
      <text:h text:style-name="Heading2" text:outline-level="2">Project Deliverables and Non-deliverables</text:h>
      <text:h text:style-name="Heading2" text:outline-level="2">Project Constraints</text:h>
      <text:h text:style-name="P4" text:outline-level="2">Project Risks</text:h>
      <text:h text:style-name="Heading2" text:outline-level="2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rebuchet MS" svg:font-family="Trebuchet MS" style:font-family-generic="swiss" style:font-pitch="variable" svg:panose-1="2 11 6 3 2 2 2 2 2 4"/>
    <style:font-face style:name="STXinwei" svg:font-family="STXinwei" style:font-family-generic="roman"/>
    <style:font-face style:name="Tahoma" svg:font-family="Tahoma" style:font-family-generic="swiss" style:font-pitch="variable" svg:panose-1="2 11 6 4 3 5 4 4 2 4"/>
    <style:font-face style:name="FZYaoTi" svg:font-family="FZYaoTi" style:font-family-generic="roman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0833in" fo:line-height="110%" fo:background-color="transparent" style:tab-stop-distance="0.4916in"/>
      <style:text-properties style:font-name="Trebuchet MS" style:font-name-asian="STXinwe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border-top="none" fo:border-left="none" fo:border-bottom="0.0069in solid #90C226" fo:border-right="none" fo:padding-top="0in" fo:padding-left="0in" fo:padding-bottom="0.0138in" fo:padding-right="0in" style:shadow="none" fo:margin-top="0.2777in" fo:margin-bottom="0.0277in" fo:line-height="100%"/>
      <style:text-properties style:font-name="Trebuchet MS" style:font-name-asian="FZYaoTi" style:font-name-complex="Tahoma" fo:color="#90C22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in" fo:line-height="100%"/>
      <style:text-properties style:font-name="Trebuchet MS" style:font-name-asian="FZYaoTi" style:font-name-complex="Tahoma" fo:color="#90C226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555in" fo:margin-bottom="0in" fo:line-height="100%"/>
      <style:text-properties style:font-name="Trebuchet MS" style:font-name-asian="FZYaoTi" style:font-name-complex="Tahoma" fo:color="#404040" fo:font-size="13pt" style:font-size-asian="13pt" style:font-size-complex="13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in"/>
      <style:text-properties style:font-name="Trebuchet MS" style:font-name-asian="FZYaoTi" style:font-name-complex="Tahoma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in"/>
      <style:text-properties style:font-name="Trebuchet MS" style:font-name-asian="FZYaoTi" style:font-name-complex="Tahoma" fo:font-style="italic" style:font-style-asian="italic" style:font-style-complex="italic" fo:font-size="11pt" style:font-size-asian="11pt" style:font-size-complex="11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555in" fo:margin-bottom="0in"/>
      <style:text-properties style:font-name="Trebuchet MS" style:font-name-asian="FZYaoTi" style:font-name-complex="Tahoma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555in" fo:margin-bottom="0in"/>
      <style:text-properties style:font-name="Trebuchet MS" style:font-name-asian="FZYaoTi" style:font-name-complex="Tahoma" fo:font-style="italic" style:font-style-asian="italic" style:font-style-complex="italic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555in" fo:margin-bottom="0in"/>
      <style:text-properties style:font-name="Trebuchet MS" style:font-name-asian="FZYaoTi" style:font-name-complex="Tahoma" fo:font-variant="small-caps" fo:color="#595959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555in" fo:margin-bottom="0in"/>
      <style:text-properties style:font-name="Trebuchet MS" style:font-name-asian="FZYaoTi" style:font-name-complex="Tahoma" fo:font-style="italic" style:font-style-asian="italic" style:font-style-complex="italic" fo:font-variant="small-caps" fo:color="#595959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Trebuchet MS" style:font-name-asian="FZYaoTi" style:font-name-complex="Tahoma" fo:color="#90C226" fo:letter-spacing="-0.0048in" fo:font-size="32pt" style:font-size-asian="32pt" style:font-size-complex="32pt" fo:hyphenate="false"/>
    </style:style>
    <style:style style:name="TitleChar" style:display-name="Title Char" style:family="text" style:parent-style-name="DefaultParagraphFont">
      <style:text-properties style:font-name="Trebuchet MS" style:font-name-asian="FZYaoTi" style:font-name-complex="Tahoma" fo:color="#90C226" fo:letter-spacing="-0.0048in" fo:font-size="32pt" style:font-size-asian="32pt" style:font-size-complex="32pt"/>
    </style:style>
    <style:style style:name="Subtitle" style:display-name="Subtitle" style:family="paragraph" style:parent-style-name="Normal" style:next-style-name="Normal">
      <style:paragraph-properties fo:margin-bottom="0.1666in" fo:line-height="100%"/>
      <style:text-properties style:font-name="Trebuchet MS" style:font-name-asian="FZYaoTi" style:font-name-complex="Tahoma" fo:color="#404040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="Trebuchet MS" style:font-name-asian="FZYaoTi" style:font-name-complex="Tahoma" fo:color="#404040" fo:font-size="14pt" style:font-size-asian="14pt" style:font-size-complex="14pt"/>
    </style:style>
    <style:style style:name="Heading1Char" style:display-name="Heading 1 Char" style:family="text" style:parent-style-name="DefaultParagraphFont">
      <style:text-properties style:font-name="Trebuchet MS" style:font-name-asian="FZYaoTi" style:font-name-complex="Tahoma" fo:color="#90C22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Trebuchet MS" style:font-name-asian="FZYaoTi" style:font-name-complex="Tahoma" fo:color="#90C226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Trebuchet MS" style:font-name-asian="FZYaoTi" style:font-name-complex="Tahoma" fo:color="#404040" fo:font-size="13pt" style:font-size-asian="13pt" style:font-size-complex="13pt"/>
    </style:style>
    <style:style style:name="Heading4Char" style:display-name="Heading 4 Char" style:family="text" style:parent-style-name="DefaultParagraphFont">
      <style:text-properties style:font-name="Trebuchet MS" style:font-name-asian="FZYaoTi" style:font-name-complex="Tahoma" fo:font-size="12pt" style:font-size-asian="12pt" style:font-size-complex="12pt"/>
    </style:style>
    <style:style style:name="Heading5Char" style:display-name="Heading 5 Char" style:family="text" style:parent-style-name="DefaultParagraphFont">
      <style:text-properties style:font-name="Trebuchet MS" style:font-name-asian="FZYaoTi" style:font-name-complex="Tahoma" fo:font-style="italic" style:font-style-asian="italic" style:font-style-complex="italic" fo:font-size="11pt" style:font-size-asian="11pt" style:font-size-complex="11pt"/>
    </style:style>
    <style:style style:name="Heading6Char" style:display-name="Heading 6 Char" style:family="text" style:parent-style-name="DefaultParagraphFont">
      <style:text-properties style:font-name="Trebuchet MS" style:font-name-asian="FZYaoTi" style:font-name-complex="Tahoma" fo:color="#595959"/>
    </style:style>
    <style:style style:name="Heading7Char" style:display-name="Heading 7 Char" style:family="text" style:parent-style-name="DefaultParagraphFont">
      <style:text-properties style:font-name="Trebuchet MS" style:font-name-asian="FZYaoTi" style:font-name-complex="Tahoma" fo:font-style="italic" style:font-style-asian="italic" style:font-style-complex="italic" fo:color="#595959"/>
    </style:style>
    <style:style style:name="Heading8Char" style:display-name="Heading 8 Char" style:family="text" style:parent-style-name="DefaultParagraphFont">
      <style:text-properties style:font-name="Trebuchet MS" style:font-name-asian="FZYaoTi" style:font-name-complex="Tahoma" fo:font-variant="small-caps" fo:color="#595959"/>
    </style:style>
    <style:style style:name="Heading9Char" style:display-name="Heading 9 Char" style:family="text" style:parent-style-name="DefaultParagraphFont">
      <style:text-properties style:font-name="Trebuchet MS" style:font-name-asian="FZYaoTi" style:font-name-complex="Tahoma" fo:font-style="italic" style:font-style-asian="italic" style:font-style-complex="italic" fo:font-variant="small-caps" fo:color="#595959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595959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Quote" style:display-name="Quote" style:family="paragraph" style:parent-style-name="Normal" style:next-style-name="Normal">
      <style:paragraph-properties fo:text-align="center" fo:margin-top="0.1666in" fo:margin-bottom="0.1666in" fo:line-height="105%" fo:margin-left="0.6in" fo:margin-right="0.6in">
        <style:tab-stops/>
      </style:paragraph-properties>
      <style:text-properties fo:font-style="italic" style:font-style-asian="italic" style:font-style-complex="italic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/>
    </style:style>
    <style:style style:name="IntenseQuote" style:display-name="Intense Quote" style:family="paragraph" style:parent-style-name="Normal" style:next-style-name="Normal">
      <style:paragraph-properties fo:text-align="center" fo:margin-top="0.0694in" fo:margin-bottom="0.1666in" fo:margin-left="0.6in" fo:margin-right="0.6in">
        <style:tab-stops/>
      </style:paragraph-properties>
      <style:text-properties style:font-name="Trebuchet MS" style:font-name-asian="FZYaoTi" style:font-name-complex="Tahoma" fo:color="#90C226" fo:font-size="14pt" style:font-size-asian="14pt" style:font-size-complex="14pt" fo:hyphenate="false"/>
    </style:style>
    <style:style style:name="IntenseQuoteChar" style:display-name="Intense Quote Char" style:family="text" style:parent-style-name="DefaultParagraphFont">
      <style:text-properties style:font-name="Trebuchet MS" style:font-name-asian="FZYaoTi" style:font-name-complex="Tahoma" fo:color="#90C226" fo:font-size="14pt" style:font-size-asian="14pt" style:font-size-complex="14pt"/>
    </style:style>
    <style:style style:name="SubtleReference" style:display-name="Subtle Reference" style:family="text" style:parent-style-name="DefaultParagraphFont">
      <style:text-properties fo:font-variant="small-caps" fo:color="#404040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style:text-underline-type="single" style:text-underline-style="solid" style:text-underline-width="auto" style:text-underline-mode="continuous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04040" fo:hyphenate="false"/>
    </style:style>
    <style:style style:name="TOCHeading" style:display-name="TOC Heading" style:family="paragraph" style:parent-style-name="Heading1" style:next-style-name="Normal">
      <style:text-properties fo:hyphenate="false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90c226" draw:opacity="100%" draw:stroke="solid" svg:stroke-width="0.02083in" svg:stroke-color="#688e19" svg:stroke-opacity="100%" svg:stroke-linecap="round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esho</meta:initial-creator>
    <dc:creator>Pesho</dc:creator>
    <meta:creation-date>2014-02-17T17:41:00Z</meta:creation-date>
    <dc:date>2014-02-17T17:49:00Z</dc:date>
    <meta:template xlink:href="Facet%20design%20(blank)" xlink:type="simple"/>
    <meta:editing-cycles>1</meta:editing-cycles>
    <meta:editing-duration>PT120S</meta:editing-duration>
    <meta:user-defined meta:name="_TemplateID">TC034577059991</meta:user-defined>
    <meta:document-statistic meta:page-count="1" meta:paragraph-count="1" meta:word-count="30" meta:character-count="205" meta:row-count="1" meta:non-whitespace-character-count="176"/>
  </office:meta>
</office:document-meta>
</file>